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D40000010609F415D5.eps"/>
  <manifest:file-entry manifest:media-type="" manifest:full-path="Pictures/200000020000045B0000020ACF893143.eps"/>
  <manifest:file-entry manifest:media-type="" manifest:full-path="Pictures/20000002000001B5000001143E80B108.eps"/>
  <manifest:file-entry manifest:media-type="" manifest:full-path="Pictures/20000002000003E90000032239DF8E25.eps"/>
  <manifest:file-entry manifest:media-type="" manifest:full-path="Pictures/20000002000001C4000001069F78CB71.eps"/>
  <manifest:file-entry manifest:media-type="" manifest:full-path="Pictures/2000000200000206000000D001182774.eps"/>
  <manifest:file-entry manifest:media-type="" manifest:full-path="Pictures/20000002000001B3000001134AF16117.eps"/>
  <manifest:file-entry manifest:media-type="" manifest:full-path="Pictures/200000020000019600000094C8F469C6.eps"/>
  <manifest:file-entry manifest:media-type="" manifest:full-path="Pictures/2000000200000116000001066C5E5597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r10" style:family="presentation" style:parent-style-name="Default-outline1" style:list-style-name="L2">
      <style:graphic-properties fo:min-height="13.609cm"/>
    </style:style>
    <style:style style:name="pr11" style:family="presentation" style:parent-style-name="Default-outline1" style:list-style-name="L2">
      <style:graphic-properties fo:min-height="13.609cm"/>
    </style:style>
    <style:style style:name="pr12" style:family="presentation" style:parent-style-name="Default-outline1" style:list-style-name="L2">
      <style:graphic-properties fo:min-height="13.609cm"/>
    </style:style>
    <style:style style:name="pr13" style:family="presentation" style:parent-style-name="Default-outline1" style:list-style-name="L2">
      <style:graphic-properties fo:min-height="13.609cm"/>
    </style:style>
    <style:style style:name="pr14" style:family="presentation" style:parent-style-name="Default-outline1" style:list-style-name="L2">
      <style:graphic-properties fo:min-height="13.609cm"/>
    </style:style>
    <style:style style:name="pr15" style:family="presentation" style:parent-style-name="Default-outline1" style:list-style-name="L2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color="#0000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use-window-font-color="true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ammatical Methods in Vision</text:p>
          </draw:text-box>
        </draw:frame>
        <draw:frame presentation:style-name="pr2" draw:layer="layout" svg:width="25.199cm" svg:height="13.86cm" svg:x="1.4cm" svg:y="4.914cm" presentation:class="subtitle" presentation:placeholder="true">
          <draw:text-box/>
        </draw:frame>
        <draw:frame draw:style-name="gr1" draw:text-style-name="P1" draw:layer="layout" svg:width="26.67cm" svg:height="9.722cm" svg:x="0.665cm" svg:y="5.639cm">
          <draw:image xlink:href="Pictures/200000020000019600000094C8F469C6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1. What are Grammatical Methods?</text:p>
                <text:p>2. Grammatical Methods are Important</text:p>
                <text:p>3. Grammatical Methods are Difficult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1">1. What are Grammatical Methods?</text:span></text:p>
              </text:list-header>
            </text:list>
            <text:list text:style-name="L2">
              <text:list-header>
                <text:p>2. Grammatical Methods are Important</text:p>
                <text:p>3. Grammatical Methods are Difficult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hat are Grammatical Methods?<text:line-break/><text:span text:style-name="T2">Curve Models: An Evolution</text:span>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371cm" svg:height="10.99cm" svg:x="0.315cm" svg:y="5.005cm">
          <draw:image xlink:href="Pictures/2000000200000206000000D001182774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hat are Grammatical Methods?<text:line-break/><text:span text:style-name="T2">Curve Models: An Evolution</text:span>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25cm" svg:height="9.932cm" svg:x="0.375cm" svg:y="5.534cm">
          <draw:image xlink:href="Pictures/200000020000019600000094C8F469C6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3">1. What are Grammatical Methods?</text:span></text:p>
              </text:list-header>
            </text:list>
            <text:list text:style-name="L2">
              <text:list-header>
                <text:p><text:span text:style-name="T1">2. Grammatical Methods are Important</text:span></text:p>
                <text:p>3. Grammatical Methods are Difficult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Grammatical Methods are Important<text:line-break/><text:span text:style-name="T4">Hierarchical Decomposition and Rich Description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Training on Rich Annotations</text:p>
              </text:list-item>
              <text:list-item>
                <text:p>Some Problems with Rich Annotations, and Solutions</text:p>
              </text:list-item>
              <text:list-item>
                <text:p>Rich Description and XM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ammatical Methods are Important<text:line-break/><text:span text:style-name="T4">Statistical Models</text:span></text:p>
          </draw:text-box>
        </draw:frame>
        <draw:frame presentation:style-name="pr8" draw:layer="layout" svg:width="12.296cm" svg:height="13.859cm" svg:x="1.4cm" svg:y="4.914cm" presentation:class="outline" presentation:user-transformed="true">
          <draw:text-box>
            <text:p/>
          </draw:text-box>
        </draw:frame>
        <draw:frame draw:style-name="gr3" draw:text-style-name="P1" draw:layer="layout" svg:width="8.113cm" svg:height="4.541cm" svg:x="18.415cm" svg:y="13.239cm" presentation:class="graphic" presentation:user-transformed="true">
          <draw:image xlink:href="Pictures/20000002000001D40000010609F415D5.eps" xlink:type="simple" xlink:show="embed" xlink:actuate="onLoad">
            <text:p/>
          </draw:image>
        </draw:frame>
        <draw:frame draw:style-name="gr4" draw:text-style-name="P1" draw:layer="layout" svg:width="7.013cm" svg:height="6.61cm" svg:x="10.468cm" svg:y="4.914cm" presentation:class="graphic">
          <draw:image xlink:href="Pictures/2000000200000116000001066C5E5597.eps" xlink:type="simple" xlink:show="embed" xlink:actuate="onLoad">
            <text:p/>
          </draw:image>
        </draw:frame>
        <draw:frame draw:style-name="gr4" draw:text-style-name="P1" draw:layer="layout" svg:width="8.113cm" svg:height="5.123cm" svg:x="18.438cm" svg:y="5.657cm" presentation:class="graphic">
          <draw:image xlink:href="Pictures/20000002000001B5000001143E80B108.eps" xlink:type="simple" xlink:show="embed" xlink:actuate="onLoad">
            <text:p/>
          </draw:image>
        </draw:frame>
        <draw:frame draw:style-name="gr4" draw:text-style-name="P1" draw:layer="layout" svg:width="8.113cm" svg:height="4.702cm" svg:x="1.27cm" svg:y="5.08cm" presentation:class="graphic" presentation:user-transformed="true">
          <draw:image xlink:href="Pictures/20000002000001C4000001069F78CB71.eps" xlink:type="simple" xlink:show="embed" xlink:actuate="onLoad">
            <text:p/>
          </draw:image>
        </draw:frame>
        <draw:frame draw:style-name="gr4" draw:text-style-name="P1" draw:layer="layout" svg:width="8.113cm" svg:height="5.128cm" svg:x="9.918cm" svg:y="12.894cm" presentation:class="graphic">
          <draw:image xlink:href="Pictures/20000002000001B3000001134AF16117.eps" xlink:type="simple" xlink:show="embed" xlink:actuate="onLoad">
            <text:p/>
          </draw:image>
        </draw:frame>
        <draw:frame draw:style-name="gr5" draw:text-style-name="P1" draw:layer="layout" svg:width="8.113cm" svg:height="6.61cm" svg:x="1.4cm" svg:y="12.153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ammatical Methods are Important<text:line-break/><text:span text:style-name="T4">Statistical Models</text:span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Structural Variation</text:p>
              </text:list-item>
              <text:list-item>
                <text:p>Soft Decisions</text:p>
              </text:list-item>
              <text:list-item>
                <text:p>Modeling Clutter</text:p>
              </text:list-item>
              <text:list-item>
                <text:p>Whole Scene Parsing</text:p>
              </text:list-item>
              <text:list-item>
                <text:p>Statistical Modularity</text:p>
              </text:list-item>
              <text:list-item>
                <text:p>Independe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3">1. What are Grammatical Methods?</text:span></text:p>
              </text:list-header>
            </text:list>
            <text:list text:style-name="L2">
              <text:list-header>
                <text:p>2. Grammatical Methods are Important</text:p>
                <text:p><text:span text:style-name="T1">3. Grammatical Methods are Difficul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rammatical Methods are Difficul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Unsupervised Grammar Induction is Hard</text:p>
              </text:list-item>
              <text:list-item>
                <text:p>No Exact Comparisons</text:p>
              </text:list-item>
              <text:list-item>
                <text:p>Objects Appear at Arbitrary Scales</text:p>
              </text:list-item>
              <text:list-item>
                <text:p>No Efficient Parsing in Gener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URRENT WORK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header>
                <text:p>1. Stochastic Shape Grammars</text:p>
                <text:p>2. Parsing and Inference</text:p>
                <text:p>3. Fast Approximate Parsing</text:p>
                <text:p>4. Learning Parameter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URRENT WORK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1. Stochastic Shape Grammars</text:span></text:p>
                <text:p>2. Parsing and Inference</text:p>
                <text:p>3. Fast Approximate Parsing</text:p>
                <text:p>4. Learning Parameter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are Grammatical Methods?<text:line-break/><text:span text:style-name="T2">Examples of Grammatical Approaches</text:span></text:p>
          </draw:text-box>
        </draw:frame>
        <draw:frame draw:style-name="gr1" draw:text-style-name="P1" draw:layer="layout" svg:width="20.658cm" svg:height="16.551cm" svg:x="3.675cm" svg:y="4.445cm">
          <draw:image xlink:href="Pictures/20000002000003E90000032239DF8E25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URRENT WORK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header>
                <text:p>1. Stochastic Shape Grammars</text:p>
                <text:p><text:span text:style-name="T1">2. Parsing and Inference</text:span></text:p>
                <text:p>3. Fast Approximate Parsing</text:p>
                <text:p>4. Learning Parameter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rsing and Inference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6.927cm" svg:height="12.605cm" svg:x="0.541cm" svg:y="4.445cm">
          <draw:image xlink:href="Pictures/200000020000045B0000020ACF893143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URRENT WORK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header>
                <text:p>1. Stochastic Shape Grammars</text:p>
                <text:p>2. Parsing and Inference</text:p>
                <text:p><text:span text:style-name="T1">3. Fast Approximate Parsing</text:span></text:p>
                <text:p>4. Learning Parameter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URRENT WORK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header>
                <text:p>1. Stochastic Shape Grammars</text:p>
                <text:p>2. Parsing and Inference</text:p>
                <text:p>3. Fast Approximate Parsing</text:p>
                <text:p><text:span text:style-name="T1">4. Learning Parameter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c </meta:initial-creator>
    <meta:creation-date>2010-11-29T21:14:49</meta:creation-date>
    <meta:editing-duration>PT02H17M42S</meta:editing-duration>
    <meta:editing-cycles>3</meta:editing-cycles>
    <dc:date>2010-11-30T12:41:21</dc:date>
    <dc:creator>Eric </dc:creator>
    <meta:generator>OpenOffice.org/3.2$Linux OpenOffice.org_project/320m12$Build-9483</meta:generator>
    <meta:document-statistic meta:object-count="103"/>
  </office:meta>
</office:document-meta>
</file>